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text-properties fo:font-size="13pt" style:font-size-asian="18pt" style:font-weight-asian="normal" style:font-size-complex="18pt"/>
    </style:style>
    <style:style style:name="P2" style:family="paragraph">
      <loext:graphic-properties draw:fill="none" draw:fill-color="#ffffff"/>
      <style:text-properties fo:font-size="13pt" style:font-size-asian="18pt" style:font-weight-asian="normal" style:font-size-complex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921cm" svg:height="1.673cm" svg:x="4.024cm" svg:y="14.87cm">
          <draw:text-box>
            <text:p text:style-name="P1"><text:span text:style-name="T1">sg 2x-5</text:span></text:p>
          </draw:text-box>
        </draw:frame>
        <draw:line draw:style-name="gr2" draw:text-style-name="P3" draw:layer="layout" svg:x1="5.548cm" svg:y1="15.478cm" svg:x2="15.708cm" svg:y2="15.478cm">
          <text:p/>
        </draw:line>
        <draw:line draw:style-name="gr2" draw:text-style-name="P3" draw:layer="layout" svg:x1="5.548cm" svg:y1="17.378cm" svg:x2="15.708cm" svg:y2="17.378cm">
          <text:p/>
        </draw:line>
        <draw:frame draw:style-name="gr1" draw:text-style-name="P2" draw:layer="layout" svg:width="2.921cm" svg:height="1.673cm" svg:x="4.025cm" svg:y="16.771cm">
          <draw:text-box>
            <text:p text:style-name="P1"><text:span text:style-name="T1">sg 3x+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14:00:19.896599563</meta:creation-date>
    <dc:date>2018-03-01T14:04:27.270262329</dc:date>
    <meta:editing-duration>PT4M14S</meta:editing-duration>
    <meta:editing-cycles>1</meta:editing-cycles>
    <meta:document-statistic meta:object-count="4"/>
    <meta:generator>LibreOffice/5.2.7.2$Linux_x86 LibreOffice_project/20m0$Build-2</meta:generator>
  </office:meta>
</office:document-meta>
</file>